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wiss"/>
    <style:font-face style:name="Noto Sans Arabic1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margin-top="0in" fo:margin-bottom="0in" style:contextual-spacing="false"/>
      <style:text-properties officeooo:paragraph-rsid="0013f0b8"/>
    </style:style>
    <style:style style:name="P2" style:family="paragraph" style:parent-style-name="Text_20_body">
      <style:paragraph-properties fo:margin-top="0in" fo:margin-bottom="0in" style:contextual-spacing="false" fo:break-before="page"/>
      <style:text-properties officeooo:paragraph-rsid="0013f0b8"/>
    </style:style>
    <style:style style:name="P3" style:family="paragraph" style:parent-style-name="Preformatted_20_Text">
      <style:paragraph-properties fo:margin-left="0in" fo:margin-right="0in" fo:text-indent="0in" style:auto-text-indent="false" fo:padding="0in" fo:border="none"/>
    </style:style>
    <style:style style:name="P4" style:family="paragraph" style:parent-style-name="Text_20_body">
      <style:paragraph-properties fo:margin-left="0in" fo:margin-right="0in" fo:text-indent="0in" style:auto-text-indent="false" fo:padding="0in" fo:border="none"/>
    </style:style>
    <style:style style:name="P5" style:family="paragraph" style:parent-style-name="Preformatted_20_Text">
      <style:paragraph-properties fo:margin-left="0in" fo:margin-right="0in" fo:margin-top="0in" fo:margin-bottom="0.1965in" style:contextual-spacing="false" fo:text-indent="0in" style:auto-text-indent="false" fo:padding="0in" fo:border="none"/>
    </style:style>
    <style:style style:name="P6" style:family="paragraph" style:parent-style-name="Preformatted_20_Text">
      <style:paragraph-properties fo:margin-top="0in" fo:margin-bottom="0.1965in" style:contextual-spacing="false" fo:padding="0in" fo:border="none"/>
    </style:style>
    <style:style style:name="P7" style:family="paragraph" style:parent-style-name="Text_20_body">
      <style:paragraph-properties fo:margin-top="0in" fo:margin-bottom="0in" style:contextual-spacing="false"/>
    </style:style>
    <style:style style:name="P8" style:family="paragraph" style:parent-style-name="Text_20_body">
      <style:paragraph-properties fo:margin-top="0in" fo:margin-bottom="0in" style:contextual-spacing="false"/>
      <style:text-properties fo:font-style="italic" fo:font-weight="bold" style:font-style-asian="italic" style:font-weight-asian="bold" style:font-style-complex="italic" style:font-weight-complex="bold"/>
    </style:style>
    <style:style style:name="P9" style:family="paragraph" style:parent-style-name="Text_20_body">
      <style:paragraph-properties fo:margin-top="0in" fo:margin-bottom="0in" style:contextual-spacing="false"/>
      <style:text-properties fo:font-style="italic" fo:font-weight="bold" officeooo:paragraph-rsid="0013f0b8" style:font-style-asian="italic" style:font-weight-asian="bold" style:font-style-complex="italic" style:font-weight-complex="bold"/>
    </style:style>
    <style:style style:name="P10" style:family="paragraph" style:parent-style-name="Heading_20_1">
      <style:paragraph-properties fo:break-before="page"/>
      <style:text-properties officeooo:paragraph-rsid="0013ea45"/>
    </style:style>
    <style:style style:name="P11" style:family="paragraph" style:parent-style-name="Heading_20_1">
      <style:paragraph-properties fo:break-before="page"/>
      <style:text-properties officeooo:paragraph-rsid="0013f0b8"/>
    </style:style>
    <style:style style:name="P12" style:family="paragraph" style:parent-style-name="Heading_20_1">
      <style:paragraph-properties fo:break-before="page"/>
      <style:text-properties officeooo:paragraph-rsid="00141c3e"/>
    </style:style>
    <style:style style:name="P13" style:family="paragraph" style:parent-style-name="Text_20_body" style:list-style-name="L1">
      <style:paragraph-properties fo:margin-left="0in" fo:margin-right="0in" fo:margin-top="0in" fo:margin-bottom="0in" style:contextual-spacing="false" fo:text-indent="0in" style:auto-text-indent="false" fo:padding="0in" fo:border="none"/>
    </style:style>
    <style:style style:name="P14" style:family="paragraph" style:parent-style-name="Text_20_body" style:list-style-name="L1">
      <style:paragraph-properties fo:margin-left="0in" fo:margin-right="0in" fo:text-indent="0in" style:auto-text-indent="false" fo:padding="0in" fo:border="none"/>
    </style:style>
    <style:style style:name="P15" style:family="paragraph" style:parent-style-name="Text_20_body">
      <style:paragraph-properties fo:margin-top="0in" fo:margin-bottom="0in" style:contextual-spacing="false"/>
      <style:text-properties officeooo:paragraph-rsid="0013f0b8"/>
    </style:style>
    <style:style style:name="P16" style:family="paragraph" style:parent-style-name="Text_20_body">
      <loext:graphic-properties draw:fill="solid" draw:fill-color="#dddddd" draw:opacity="100%"/>
      <style:paragraph-properties fo:margin-top="0in" fo:margin-bottom="0in" style:contextual-spacing="false" fo:background-color="#dddddd"/>
      <style:text-properties officeooo:paragraph-rsid="0013f0b8"/>
    </style:style>
    <style:style style:name="P17" style:family="paragraph" style:parent-style-name="Text_20_body">
      <style:paragraph-properties fo:margin-top="0in" fo:margin-bottom="0in" style:contextual-spacing="false"/>
      <style:text-properties officeooo:paragraph-rsid="00141c3e"/>
    </style:style>
    <style:style style:name="P18" style:family="paragraph" style:parent-style-name="Text_20_body" style:master-page-name="Landscape">
      <loext:graphic-properties draw:fill="solid" draw:fill-color="#dddddd" draw:opacity="100%"/>
      <style:paragraph-properties fo:margin-top="0in" fo:margin-bottom="0in" style:contextual-spacing="false" style:page-number="auto" fo:background-color="#dddddd"/>
      <style:text-properties officeooo:paragraph-rsid="00141c3e"/>
    </style:style>
    <style:style style:name="P19" style:family="paragraph" style:parent-style-name="Text_20_body" style:master-page-name="Standard">
      <loext:graphic-properties draw:fill="solid" draw:fill-color="#dddddd" draw:opacity="100%"/>
      <style:paragraph-properties fo:margin-top="0in" fo:margin-bottom="0in" style:contextual-spacing="false" style:page-number="auto" fo:background-color="#dddddd"/>
      <style:text-properties officeooo:paragraph-rsid="00141c3e"/>
    </style:style>
    <style:style style:name="P20" style:family="paragraph" style:parent-style-name="Text_20_body">
      <loext:graphic-properties draw:fill="solid" draw:fill-color="#dddddd" draw:opacity="100%"/>
      <style:paragraph-properties fo:margin-top="0in" fo:margin-bottom="0in" style:contextual-spacing="false" fo:background-color="#dddddd"/>
      <style:text-properties fo:font-size="11pt" officeooo:paragraph-rsid="0013f0b8" style:font-size-asian="11pt" style:font-size-complex="11pt"/>
    </style:style>
    <style:style style:name="T1" style:family="text">
      <style:text-properties loext:padding="0.0193in" loext:border="0.06pt solid #f7faff"/>
    </style:style>
    <style:style style:name="T2" style:family="text">
      <style:text-properties loext:padding="0in" loext:border="none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6" style:family="text">
      <style:text-properties style:text-underline-style="none"/>
    </style:style>
    <style:style style:name="T7" style:family="text">
      <style:text-properties style:text-underline-style="none" fo:font-weight="bold" style:font-weight-asian="bold" style:font-weight-complex="bold"/>
    </style:style>
    <style:style style:name="T8" style:family="text">
      <style:text-properties officeooo:rsid="00141c3e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size="11pt" style:font-size-asian="11pt" style:font-size-complex="11pt"/>
    </style:style>
    <style:style style:name="fr1" style:family="graphic" style:parent-style-name="Formula">
      <style:graphic-properties style:vertical-pos="from-top" draw:ole-draw-aspect="1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1408. String Matching in an Array</text:h>
      <text:p text:style-name="P4">Given an array of string <text:span text:style-name="Source_20_Text"><text:span text:style-name="T1">words</text:span></text:span>, return <text:span text:style-name="Emphasis"><text:span text:style-name="T2">all strings in </text:span></text:span><text:span text:style-name="Source_20_Text"><text:span text:style-name="T1">words</text:span></text:span><text:span text:style-name="Emphasis"><text:span text:style-name="T2"> that is a </text:span></text:span><text:span text:style-name="Emphasis"><text:span text:style-name="Strong_20_Emphasis"><text:span text:style-name="T2">substring</text:span></text:span></text:span><text:span text:style-name="Emphasis"><text:span text:style-name="T2"> of another word</text:span></text:span>. You can return the answer in <text:span text:style-name="Strong_20_Emphasis"><text:span text:style-name="T2">any order</text:span></text:span>.</text:p>
      <text:p text:style-name="P4">A <text:span text:style-name="Strong_20_Emphasis"><text:span text:style-name="T2">substring</text:span></text:span> is a contiguous sequence of characters within a string</text:p>
      <text:p text:style-name="P4"> </text:p>
      <text:p text:style-name="P4"><text:span text:style-name="Strong_20_Emphasis"><text:span text:style-name="T2">Example 1:</text:span></text:span></text:p>
      <text:p text:style-name="P3"><text:span text:style-name="Strong_20_Emphasis"><text:span text:style-name="T2">Input:</text:span></text:span> words = ["mass","as","hero","superhero"]</text:p>
      <text:p text:style-name="P3"><text:span text:style-name="Strong_20_Emphasis"><text:span text:style-name="T2">Output:</text:span></text:span> ["as","hero"]</text:p>
      <text:p text:style-name="P3"><text:span text:style-name="Strong_20_Emphasis"><text:span text:style-name="T2">Explanation:</text:span></text:span> "as" is substring of "mass" and "hero" is substring of "superhero".</text:p>
      <text:p text:style-name="P6">["hero","as"] is also a valid answer.</text:p>
      <text:p text:style-name="P4"><text:span text:style-name="Strong_20_Emphasis"><text:span text:style-name="T2">Example 2:</text:span></text:span></text:p>
      <text:p text:style-name="P3"><text:span text:style-name="Strong_20_Emphasis"><text:span text:style-name="T2">Input:</text:span></text:span> words = ["leetcode","et","code"]</text:p>
      <text:p text:style-name="P3"><text:span text:style-name="Strong_20_Emphasis"><text:span text:style-name="T2">Output:</text:span></text:span> ["et","code"]</text:p>
      <text:p text:style-name="P5"><text:span text:style-name="Strong_20_Emphasis"><text:span text:style-name="T2">Explanation:</text:span></text:span> "et", "code" are substring of "leetcode".</text:p>
      <text:p text:style-name="P4"><text:span text:style-name="Strong_20_Emphasis"><text:span text:style-name="T2">Example 3:</text:span></text:span></text:p>
      <text:p text:style-name="P3"><text:span text:style-name="Strong_20_Emphasis"><text:span text:style-name="T2">Input:</text:span></text:span> words = ["blue","green","bu"]</text:p>
      <text:p text:style-name="P3"><text:span text:style-name="Strong_20_Emphasis"><text:span text:style-name="T2">Output:</text:span></text:span> []</text:p>
      <text:p text:style-name="P5"><text:span text:style-name="Strong_20_Emphasis"><text:span text:style-name="T2">Explanation:</text:span></text:span> No string of words is substring of another string.</text:p>
      <text:p text:style-name="P4"> </text:p>
      <text:p text:style-name="P4"><text:span text:style-name="Strong_20_Emphasis"><text:span text:style-name="T2">Constraints:</text:span></text:span></text:p>
      <text:list text:style-name="L1">
        <text:list-item>
          <text:p text:style-name="P13"><text:span text:style-name="Source_20_Text"><text:span text:style-name="T1">1 &lt;= words.length &lt;= 100</text:span></text:span></text:p>
        </text:list-item>
        <text:list-item>
          <text:p text:style-name="P13"><text:span text:style-name="Source_20_Text"><text:span text:style-name="T1">1 &lt;= words[i].length &lt;= 30</text:span></text:span></text:p>
        </text:list-item>
        <text:list-item>
          <text:p text:style-name="P13"><text:span text:style-name="Source_20_Text"><text:span text:style-name="T1">words[i]</text:span></text:span> contains only lowercase English letters.</text:p>
        </text:list-item>
        <text:list-item>
          <text:p text:style-name="P14">All the strings of <text:span text:style-name="Source_20_Text"><text:span text:style-name="T1">words</text:span></text:span> are <text:span text:style-name="Strong_20_Emphasis"><text:span text:style-name="T2">unique</text:span></text:span>.</text:p>
        </text:list-item>
      </text:list>
      <text:p text:style-name="Text_20_body"/>
      <text:h text:style-name="P10" text:outline-level="1">1408. String Matching in an Array</text:h>
      <text:p text:style-name="P7">/*</text:p>
      <text:p text:style-name="P7"><text:s text:c="4"/><text:span text:style-name="T3">Brute force: STL find</text:span></text:p>
      <text:p text:style-name="P7"><text:s text:c="4"/>Time complexity: <draw:frame draw:style-name="fr2" draw:name="Object1" text:anchor-type="as-char" svg:y="-0.2161in" svg:width="0.9571in" svg:height="0.2764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7"><text:s text:c="4"/>Space complexity: O(1)</text:p>
      <text:p text:style-name="P7"><text:s text:c="4"/>n: size of the words's list</text:p>
      <text:p text:style-name="P7"><text:s text:c="4"/>m: size of a word in the list of words </text:p>
      <text:p text:style-name="P7">*/</text:p>
      <text:p text:style-name="P7">class Solution {</text:p>
      <text:p text:style-name="P7"><text:s text:c="4"/>public:</text:p>
      <text:p text:style-name="P7"><text:s text:c="8"/>std::vector&lt;std::string&gt; stringMatching(std::vector&lt;std::string&gt;&amp; words){</text:p>
      <text:p text:style-name="P7"><text:s text:c="12"/>int n=words.size();</text:p>
      <text:p text:style-name="P7"><text:s text:c="12"/>std::vector&lt;std::string&gt; ans;</text:p>
      <text:p text:style-name="P7"/>
      <text:p text:style-name="P7"><text:s text:c="5"/><text:span text:style-name="T6"><text:s text:c="5"/></text:span><text:span text:style-name="T7"><text:s text:c="2"/></text:span><text:span text:style-name="T5">// For each words[i] as a needle:</text:span></text:p>
      <text:p text:style-name="P7"><text:s text:c="12"/>for(int i=0;i&lt;n;++i){</text:p>
      <text:p text:style-name="P7"><text:s text:c="16"/>for(int j=0;j&lt;n;++j){</text:p>
      <text:p text:style-name="P7"><text:s text:c="19"/><text:span text:style-name="T4"><text:s/>// take words[j] as a haystack</text:span></text:p>
      <text:p text:style-name="P8"><text:s text:c="20"/>// if same string ignore it</text:p>
      <text:p text:style-name="P7"><text:s text:c="20"/>if(i==j) continue;</text:p>
      <text:p text:style-name="P7"/>
      <text:p text:style-name="P7"><text:s text:c="18"/><text:span text:style-name="T4"><text:s text:c="2"/>// If the the needle words[i] math in the haystack words[j]</text:span></text:p>
      <text:p text:style-name="P8"><text:s text:c="20"/>// add the needle words[i] to the answer</text:p>
      <text:p text:style-name="P7"><text:s text:c="20"/>if(words[j].find(words[i])!=string::npos){</text:p>
      <text:p text:style-name="P7"><text:s text:c="24"/>ans.push_back(words[i]);</text:p>
      <text:p text:style-name="P7"><text:s text:c="24"/>break; <text:span text:style-name="T4">// ans must contains unique words</text:span></text:p>
      <text:p text:style-name="P7"><text:s text:c="20"/>}</text:p>
      <text:p text:style-name="P7"><text:s text:c="16"/>}</text:p>
      <text:p text:style-name="P7"><text:s text:c="12"/>}</text:p>
      <text:p text:style-name="P7"><text:s text:c="12"/>return ans;</text:p>
      <text:p text:style-name="P7"><text:s text:c="8"/>}</text:p>
      <text:p text:style-name="P7">};</text:p>
      <text:h text:style-name="P11" text:outline-level="1">1408. String Matching in an Array</text:h>
      <text:p text:style-name="P1">/*</text:p>
      <text:p text:style-name="P1"><text:s text:c="4"/><text:span text:style-name="T4">Brute force: customized function</text:span></text:p>
      <text:p text:style-name="P1"><text:s text:c="4"/>Time complexity: <draw:frame draw:style-name="fr2" draw:name="Object2" text:anchor-type="as-char" svg:y="-0.2161in" svg:width="0.9571in" svg:height="0.2764in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1"><text:s text:c="4"/>Space complexity: O(1)</text:p>
      <text:p text:style-name="P1"><text:s text:c="4"/>n: size of the words's list</text:p>
      <text:p text:style-name="P1"><text:s text:c="4"/>m: size of a word in the list of words </text:p>
      <text:p text:style-name="P1">*/</text:p>
      <text:p text:style-name="P1">class Solution {</text:p>
      <text:p text:style-name="P1"><text:s text:c="4"/>public:</text:p>
      <text:p text:style-name="P1"><text:s text:c="4"/><text:span text:style-name="T4"><text:s text:c="4"/>// Function to check if a needle match is a haystack using a naive approach</text:span></text:p>
      <text:p text:style-name="P9"><text:s text:c="8"/>// Time complexity: O(n.m)</text:p>
      <text:p text:style-name="P9"><text:s text:c="8"/>// Space compelxity: O(1)</text:p>
      <text:p text:style-name="P1"><text:s text:c="8"/>bool is_match(std::string&amp; haystack,std::string&amp; needle){</text:p>
      <text:p text:style-name="P1"><text:s text:c="12"/>int n=haystack.size();</text:p>
      <text:p text:style-name="P1"><text:s text:c="12"/>int m=needle.size();</text:p>
      <text:p text:style-name="P1"><text:s text:c="12"/>for(int i=0;i&lt;n;++i){</text:p>
      <text:p text:style-name="P1"><text:s text:c="16"/>bool match=true;</text:p>
      <text:p text:style-name="P1"><text:s text:c="16"/>int j=0;</text:p>
      <text:p text:style-name="P1"><text:s text:c="16"/>while(j&lt;m &amp;&amp; i+j&lt;n &amp;&amp; haystack[i+j]==needle[j]) j++;</text:p>
      <text:p text:style-name="P1"><text:s text:c="16"/>if(j==m) return true;</text:p>
      <text:p text:style-name="P1"><text:s text:c="12"/>}</text:p>
      <text:p text:style-name="P1"><text:s text:c="12"/>return false;</text:p>
      <text:p text:style-name="P1"><text:s text:c="8"/>}</text:p>
      <text:p text:style-name="P1"><text:s text:c="8"/></text:p>
      <text:p text:style-name="P1"><text:s text:c="8"/></text:p>
      <text:p text:style-name="P2"><text:s text:c="3"/>std::vector&lt;std::string&gt; stringMatching(std::vector&lt;std::string&gt;&amp; words){</text:p>
      <text:p text:style-name="P1"><text:s text:c="12"/>int n=words.size();</text:p>
      <text:p text:style-name="P1"><text:s text:c="12"/>std::vector&lt;std::string&gt; ans;</text:p>
      <text:p text:style-name="P1"><text:s text:c="12"/></text:p>
      <text:p text:style-name="P1"><text:s text:c="10"/><text:span text:style-name="T5"><text:s text:c="2"/>// For each words[i] as a needle: </text:span></text:p>
      <text:p text:style-name="P1"><text:s text:c="12"/>for(int i=0;i&lt;n;++i){</text:p>
      <text:p text:style-name="P1"><text:s text:c="16"/>for(int j=0;j&lt;n;++j){</text:p>
      <text:p text:style-name="P1"><text:s text:c="19"/><text:span text:style-name="T4"><text:s/>// take words[j] as a haystack</text:span></text:p>
      <text:p text:style-name="P9"><text:s text:c="20"/>// if same string ignore it</text:p>
      <text:p text:style-name="P1"><text:s text:c="20"/>if(i==j) continue;</text:p>
      <text:p text:style-name="P1"/>
      <text:p text:style-name="P1"><text:s text:c="19"/><text:span text:style-name="T4"><text:s/>// If the the needle words[i] math in the haystack words[j]</text:span></text:p>
      <text:p text:style-name="P9"><text:s text:c="20"/>// add the needle words[i] to the answer </text:p>
      <text:p text:style-name="P1"><text:s text:c="20"/>if(is_match(words[j],words[i])){</text:p>
      <text:p text:style-name="P1"><text:s text:c="24"/>ans.push_back(words[i]);</text:p>
      <text:p text:style-name="P1"><text:s text:c="24"/>break; <text:span text:style-name="T4">// ans must contains unique words</text:span></text:p>
      <text:p text:style-name="P1"><text:s text:c="20"/>}</text:p>
      <text:p text:style-name="P1"><text:s text:c="16"/>}</text:p>
      <text:p text:style-name="P1"><text:s text:c="12"/>}</text:p>
      <text:p text:style-name="P1"/>
      <text:p text:style-name="P1"><text:s text:c="12"/>return ans;</text:p>
      <text:p text:style-name="P1"><text:s text:c="8"/>}</text:p>
      <text:p text:style-name="P1">};</text:p>
      <text:h text:style-name="P11" text:outline-level="1">1408. String Matching in an Array</text:h>
      <text:p text:style-name="P1">/*</text:p>
      <text:p text:style-name="P9"><text:s text:c="4"/>KMP</text:p>
      <text:p text:style-name="P1"><text:s text:c="4"/>Time complexity: <draw:frame draw:style-name="fr2" draw:name="Object3" text:anchor-type="as-char" svg:y="-0.2161in" svg:width="0.8925in" svg:height="0.2764in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1"><text:s text:c="4"/>Space complexity: O(m)</text:p>
      <text:p text:style-name="P1"><text:s text:c="4"/>n: size of the words's list</text:p>
      <text:p text:style-name="P1"><text:s text:c="4"/>m: size of a word in the list of words </text:p>
      <text:p text:style-name="P1">*/</text:p>
      <text:p text:style-name="P1">class Solution {</text:p>
      <text:p text:style-name="P1"><text:s text:c="4"/>public:</text:p>
      <text:p text:style-name="P1"><text:s text:c="8"/></text:p>
      <text:p text:style-name="P2"><text:s text:c="3"/><text:span text:style-name="T4"><text:s text:c="6"/>// Function to check if a needle match is a haystack using KMP algorithm</text:span></text:p>
      <text:p text:style-name="P9"><text:s text:c="8"/>// Time complexity: O(m+n)</text:p>
      <text:p text:style-name="P9"><text:s text:c="8"/>// Space complexity: O(m)</text:p>
      <text:p text:style-name="P1"><text:s text:c="8"/>bool is_match(std::string&amp; haystack,std::string&amp; needle){</text:p>
      <text:p text:style-name="P1"><text:s text:c="12"/>if(needle=="") return false;</text:p>
      <text:p text:style-name="P1"/>
      <text:p text:style-name="P1"><text:s text:c="12"/>// Longest prefix suffix</text:p>
      <text:p text:style-name="P1"><text:s text:c="12"/>int n=haystack.size();</text:p>
      <text:p text:style-name="P1"><text:s text:c="12"/>int m=needle.size();</text:p>
      <text:p text:style-name="P1"><text:s text:c="12"/>std::vector&lt;int&gt; lps(m,0);</text:p>
      <text:p text:style-name="P1"><text:s text:c="12"/>int prev_lps_index=0,i=1;</text:p>
      <text:p text:style-name="P1"><text:s text:c="12"/>while(i&lt;m){</text:p>
      <text:p text:style-name="P1"><text:s text:c="16"/>if(needle[prev_lps_index]==needle[i]){</text:p>
      <text:p text:style-name="P1"><text:s text:c="20"/>lps[i]=prev_lps_index+1;</text:p>
      <text:p text:style-name="P1"><text:s text:c="20"/>prev_lps_index++;</text:p>
      <text:p text:style-name="P1"><text:s text:c="20"/>i++;</text:p>
      <text:p text:style-name="P1"><text:s text:c="16"/>}</text:p>
      <text:p text:style-name="P1"><text:s text:c="16"/>else if(prev_lps_index==0){</text:p>
      <text:p text:style-name="P1"><text:s text:c="20"/>lps[i]=0;</text:p>
      <text:p text:style-name="P1"><text:s text:c="20"/>i++;</text:p>
      <text:p text:style-name="P1"><text:s text:c="16"/>}</text:p>
      <text:p text:style-name="P1"><text:s text:c="16"/>else prev_lps_index=lps[prev_lps_index-1];</text:p>
      <text:p text:style-name="P1"><text:s text:c="12"/>}</text:p>
      <text:p text:style-name="P1"/>
      <text:p text:style-name="P1"/>
      <text:p text:style-name="P1"><text:s text:c="12"/>i=0; // Pointer for haystack</text:p>
      <text:p text:style-name="P1"><text:s text:c="12"/>int j=0; // Pointer for needle</text:p>
      <text:p text:style-name="P1"><text:s text:c="12"/>while(i&lt;n){</text:p>
      <text:p text:style-name="P1"><text:s text:c="16"/>if(haystack[i]==needle[j]){</text:p>
      <text:p text:style-name="P1"><text:s text:c="20"/>i++;</text:p>
      <text:p text:style-name="P1"><text:s text:c="20"/>j++;</text:p>
      <text:p text:style-name="P1"><text:s text:c="16"/>}</text:p>
      <text:p text:style-name="P1"><text:s text:c="16"/>else if(j==0) i++;</text:p>
      <text:p text:style-name="P1"><text:s text:c="16"/>else j=lps[j-1];</text:p>
      <text:p text:style-name="P1"><text:s text:c="16"/></text:p>
      <text:p text:style-name="P1"><text:s text:c="16"/>if(j==m) return true;</text:p>
      <text:p text:style-name="P1"><text:s text:c="12"/>}</text:p>
      <text:p text:style-name="P1"><text:s text:c="12"/>return false;</text:p>
      <text:p text:style-name="P1"><text:s text:c="8"/>}</text:p>
      <text:p text:style-name="P1"/>
      <text:p text:style-name="P1"><text:s text:c="8"/></text:p>
      <text:p text:style-name="P2"><text:s text:c="7"/>std::vector&lt;std::string&gt; stringMatching(std::vector&lt;std::string&gt;&amp; words){</text:p>
      <text:p text:style-name="P1"><text:s text:c="12"/>int n=words.size();</text:p>
      <text:p text:style-name="P1"><text:s text:c="12"/>std::vector&lt;std::string&gt; ans;</text:p>
      <text:p text:style-name="P1"><text:s text:c="9"/><text:span text:style-name="T4"><text:s text:c="3"/>// For each words[i] as a needle:</text:span></text:p>
      <text:p text:style-name="P1"><text:s text:c="12"/>for(int i=0;i&lt;n;++i){</text:p>
      <text:p text:style-name="P1"><text:s text:c="16"/>for(int j=0;j&lt;n;++j){</text:p>
      <text:p text:style-name="P1"><text:s text:c="15"/><text:span text:style-name="T4"><text:s text:c="5"/>// take words[j] as a haystack</text:span></text:p>
      <text:p text:style-name="P9"><text:s text:c="20"/>// if same string ignore it</text:p>
      <text:p text:style-name="P1"><text:s text:c="20"/>if(i==j) continue;</text:p>
      <text:p text:style-name="P1"/>
      <text:p text:style-name="P1"><text:s text:c="12"/><text:span text:style-name="T4"><text:s text:c="8"/>// If the the needle words[i] math in the haystack words[j]</text:span></text:p>
      <text:p text:style-name="P9"><text:s text:c="20"/>// add the needle words[i] to the answer</text:p>
      <text:p text:style-name="P1"><text:s text:c="20"/>if(is_match(words[j],words[i])){</text:p>
      <text:p text:style-name="P1"><text:s text:c="24"/>ans.push_back(words[i]);</text:p>
      <text:p text:style-name="P1"><text:s text:c="24"/>break; <text:span text:style-name="T4">// ans must contains unique words</text:span></text:p>
      <text:p text:style-name="P1"><text:s text:c="20"/>}</text:p>
      <text:p text:style-name="P1"><text:s text:c="16"/>}</text:p>
      <text:p text:style-name="P1"><text:s text:c="12"/>}</text:p>
      <text:p text:style-name="P1"/>
      <text:p text:style-name="P1"><text:s text:c="12"/>return ans;</text:p>
      <text:p text:style-name="P1"><text:s text:c="8"/>}</text:p>
      <text:p text:style-name="P1">};</text:p>
      <text:h text:style-name="P12" text:outline-level="1">1408. String Matching in an Array</text:h>
      <text:p text:style-name="P1">/*</text:p>
      <text:p text:style-name="P1"><text:s text:c="4"/><text:span text:style-name="T3">Rabin Karp (single works fo this problem)</text:span></text:p>
      <text:p text:style-name="P1"><text:s text:c="4"/>Time complexity: <draw:frame draw:style-name="fr1" draw:name="Object4" text:anchor-type="as-char" svg:y="-0.2161in" svg:width="0.9339in" svg:height="0.2764in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1"><text:s text:c="4"/>Space complexity: O(1)</text:p>
      <text:p text:style-name="P1"><text:s text:c="4"/>n: size of the words's list</text:p>
      <text:p text:style-name="P1"><text:s text:c="4"/>m: size of a word in the list of words </text:p>
      <text:p text:style-name="P1">*/</text:p>
      <text:p text:style-name="P1"/>
      <text:p text:style-name="P1">typedef long long ll;</text:p>
      <text:p text:style-name="P1">class Solution {</text:p>
      <text:p text:style-name="P1"><text:s text:c="4"/>private:</text:p>
      <text:p text:style-name="P1"><text:s text:c="8"/>const ll MOD1=1e9+7;</text:p>
      <text:p text:style-name="P1"><text:s text:c="8"/>const ll MOD2=1e9+33;</text:p>
      <text:p text:style-name="P1"><text:s text:c="8"/>const int radix1=26;</text:p>
      <text:p text:style-name="P1"><text:s text:c="8"/>const int radix2=27;</text:p>
      <text:p text:style-name="P1"><text:s text:c="4"/>public:</text:p>
      <text:p text:style-name="P16"><text:s text:c="8"/>ll power(ll a,int b,ll mod){</text:p>
      <text:p text:style-name="P16"><text:s text:c="12"/>ll res=1;</text:p>
      <text:p text:style-name="P16"><text:s text:c="12"/>while (b&gt;0){</text:p>
      <text:p text:style-name="P16"><text:s text:c="16"/>if (b&amp;1) res=(res*a)%mod;</text:p>
      <text:p text:style-name="P16"><text:s text:c="16"/>a=(a*a)%mod;</text:p>
      <text:p text:style-name="P16"><text:s text:c="16"/>b/=2;</text:p>
      <text:p text:style-name="P16"><text:s text:c="12"/>}</text:p>
      <text:p text:style-name="P16"><text:s text:c="12"/>return res%mod;</text:p>
      <text:p text:style-name="P16"><text:s text:c="8"/>}</text:p>
      <text:p text:style-name="P1"/>
      <text:p text:style-name="P16"><text:s text:c="8"/>ll hash(std::string&amp; s,int m,int radix,bool is_mod1){</text:p>
      <text:p text:style-name="P16"><text:s text:c="12"/>ll mod=is_mod1?MOD1:MOD2;</text:p>
      <text:p text:style-name="P16"><text:s text:c="12"/>ll h=0,factor=1;</text:p>
      <text:p text:style-name="P16"><text:s text:c="12"/>for(int i=m-1;i&gt;=0;--i){</text:p>
      <text:p text:style-name="P16"><text:s text:c="16"/>h+=((s[i]-'a')*factor)%mod;</text:p>
      <text:p text:style-name="P16"><text:s text:c="16"/>factor=(factor*radix)%mod;</text:p>
      <text:p text:style-name="P16"><text:s text:c="12"/>}</text:p>
      <text:p text:style-name="P16"><text:s text:c="12"/>return h%mod;</text:p>
      <text:p text:style-name="P16"><text:s text:c="8"/>}</text:p>
      <text:p text:style-name="P18"><text:span text:style-name="T8">b</text:span>ool is_match(std::string&amp; haystack,std::string&amp; needle){ <text:s text:c="11"/></text:p>
      <text:p text:style-name="P16"><text:s text:c="12"/>int n=haystack.size();</text:p>
      <text:p text:style-name="P16"><text:s text:c="12"/>int m=needle.size();</text:p>
      <text:p text:style-name="P16"/>
      <text:p text:style-name="P16"><text:s text:c="12"/>if(needle=="" || n&lt;m) return false;</text:p>
      <text:p text:style-name="P16"/>
      <text:p text:style-name="P16"><text:s text:c="12"/>ll max_weight1=power(radix1,m,MOD1);</text:p>
      <text:p text:style-name="P16"><text:s text:c="12"/>//ll max_weight2=power(radix2,m,MOD2);</text:p>
      <text:p text:style-name="P16"/>
      <text:p text:style-name="P16"><text:s text:c="12"/>ll needle_hash1=hash(needle,m,radix1,true);</text:p>
      <text:p text:style-name="P16"><text:s text:c="12"/>//ll needle_hash2=hash(needle,m,radix2,false);</text:p>
      <text:p text:style-name="P16"/>
      <text:p text:style-name="P16"><text:s text:c="12"/>ll win_hash1=hash(haystack,m,radix1,true);</text:p>
      <text:p text:style-name="P16"><text:s text:c="12"/>//ll win_hash2=hash(haystack,m,radix2,false);</text:p>
      <text:p text:style-name="P16"/>
      <text:p text:style-name="P16"><text:s text:c="12"/>for(int i=0;i&lt;=n-m;++i){</text:p>
      <text:p text:style-name="P16"><text:s text:c="16"/>if(win_hash1==needle_hash1) return true;</text:p>
      <text:p text:style-name="P16"/>
      <text:p text:style-name="P16"><text:s text:c="15"/><text:span text:style-name="T10"><text:s/>win_hash1=((((win_hash1*radix1)%MOD1-((haystack[i]-'a')*max_weight1)%MOD1+haystack[i+m]-'a')%MOD1)+MOD1)%MOD1;</text:span></text:p>
      <text:p text:style-name="P20"><text:s text:c="16"/>//win_hash2=((((win_hash2*radix2)%MOD2-((haystack[i]-'a')*max_weight2)%MOD2+haystack[i+m]-'a')%MOD2)+MOD2)%MOD2;</text:p>
      <text:p text:style-name="P16"><text:s text:c="12"/>}</text:p>
      <text:p text:style-name="P16"/>
      <text:p text:style-name="P16"><text:s text:c="12"/>return false;</text:p>
      <text:p text:style-name="P16"><text:s text:c="12"/></text:p>
      <text:p text:style-name="P16"><text:s text:c="8"/>}</text:p>
      <text:p text:style-name="P1"/>
      <text:p text:style-name="P17"><text:s text:c="7"/></text:p>
      <text:p text:style-name="P19"><text:s/>std::vector&lt;std::string&gt; stringMatching(std::vector&lt;std::string&gt;&amp; words){</text:p>
      <text:p text:style-name="P16"><text:s text:c="12"/>int n=words.size();</text:p>
      <text:p text:style-name="P16"><text:s text:c="12"/>std::vector&lt;std::string&gt; ans;</text:p>
      <text:p text:style-name="P16"><text:s text:c="12"/>for(int i=0;i&lt;n;++i){</text:p>
      <text:p text:style-name="P16"><text:s text:c="16"/>for(int j=0;j&lt;n;++j){</text:p>
      <text:p text:style-name="P16"><text:s text:c="20"/>if(i==j) continue;</text:p>
      <text:p text:style-name="P16"><text:s text:c="20"/>if(is_match(words[j],words[i])){</text:p>
      <text:p text:style-name="P16"><text:s text:c="24"/>ans.push_back(words[i]);</text:p>
      <text:p text:style-name="P16"><text:s text:c="24"/>break;</text:p>
      <text:p text:style-name="P16"><text:s text:c="20"/>}</text:p>
      <text:p text:style-name="P16"><text:s text:c="16"/>}</text:p>
      <text:p text:style-name="P16"><text:s text:c="12"/>}</text:p>
      <text:p text:style-name="P16"/>
      <text:p text:style-name="P16"><text:s text:c="12"/>return ans;</text:p>
      <text:p text:style-name="P16"><text:s text:c="8"/>}</text:p>
      <text:p text:style-name="P1">};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wiss"/>
    <style:font-face style:name="Noto Sans Arabic1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Arabic1" style:font-size-complex="12pt" style:language-complex="ar" style:country-complex="T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02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Arabic1" style:font-size-complex="12pt" style:language-complex="ar" style:country-complex="T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Arabic1" style:font-family-complex="'Noto Sans Arabi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Arabic" style:font-family-complex="'Noto Sans Arabic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Arabic" style:font-family-complex="'Noto Sans Arabi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Arabic" style:font-family-complex="'Noto Sans Arabic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2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 fo:background-color="transparent" draw:fill="non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tab/><text:page-number text:select-page="current">10</text:page-number>/<text:page-count>10</text:page-count></text:p>
      </style:footer>
    </style:master-page>
    <style:master-page style:name="Landscape" style:page-layout-name="Mpm2">
      <style:footer>
        <text:p text:style-name="Footer"><text:tab/><text:page-number text:select-page="current">9</text:page-number>/<text:page-count>10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07T19:42:05.437513128</meta:creation-date>
    <dc:date>2025-01-08T21:23:27.205701120</dc:date>
    <meta:editing-duration>PT1H47M</meta:editing-duration>
    <meta:editing-cycles>4</meta:editing-cycles>
    <meta:generator>LibreOffice/24.2.7.2$Linux_X86_64 LibreOffice_project/420$Build-2</meta:generator>
    <meta:print-date>2025-01-08T21:21:45.551592467</meta:print-date>
    <meta:printed-by>PDF files</meta:printed-by>
    <meta:document-statistic meta:table-count="0" meta:image-count="0" meta:object-count="4" meta:page-count="10" meta:paragraph-count="238" meta:word-count="727" meta:character-count="7870" meta:non-whitespace-character-count="4931"/>
  </office:meta>
</office:document-meta>
</file>

<file path=Object 1/content.xml><?xml version="1.0" encoding="utf-8"?>
<math xmlns="http://www.w3.org/1998/Math/MathML" display="block">
  <semantics>
    <mrow>
      <mi>O</mi>
      <mrow>
        <mo fence="true" form="prefix" stretchy="false">(</mo>
        <mrow>
          <mrow>
            <msup>
              <mi>n</mi>
              <mn>2</mn>
            </msup>
            <mi>.</mi>
            <msup>
              <mi>m</mi>
              <mn>2</mn>
            </msup>
          </mrow>
        </mrow>
        <mo fence="true" form="postfix" stretchy="false">)</mo>
      </mrow>
    </mrow>
    <annotation encoding="StarMath 5.0">O(n^2 . m^2)</annotation>
  </semantics>
</math>
</file>

<file path=Object 2/content.xml><?xml version="1.0" encoding="utf-8"?>
<math xmlns="http://www.w3.org/1998/Math/MathML" display="block">
  <semantics>
    <mrow>
      <mi>O</mi>
      <mrow>
        <mo fence="true" form="prefix" stretchy="false">(</mo>
        <mrow>
          <mrow>
            <msup>
              <mi>n</mi>
              <mn>2</mn>
            </msup>
            <mi>.</mi>
            <msup>
              <mi>m</mi>
              <mn>2</mn>
            </msup>
          </mrow>
        </mrow>
        <mo fence="true" form="postfix" stretchy="false">)</mo>
      </mrow>
    </mrow>
    <annotation encoding="StarMath 5.0">O(n^2 . m^2)</annotation>
  </semantics>
</math>
</file>

<file path=Object 3/content.xml><?xml version="1.0" encoding="utf-8"?>
<math xmlns="http://www.w3.org/1998/Math/MathML" display="block">
  <semantics>
    <mrow>
      <mi>O</mi>
      <mrow>
        <mo fence="true" form="prefix" stretchy="false">(</mo>
        <mrow>
          <mrow>
            <msup>
              <mi>n</mi>
              <mn>2</mn>
            </msup>
            <mi>.</mi>
            <mi>m</mi>
          </mrow>
        </mrow>
        <mo fence="true" form="postfix" stretchy="false">)</mo>
      </mrow>
    </mrow>
    <annotation encoding="StarMath 5.0">O(n^2 . m)</annotation>
  </semantics>
</math>
</file>

<file path=Object 4/content.xml><?xml version="1.0" encoding="utf-8"?>
<math xmlns="http://www.w3.org/1998/Math/MathML" display="block">
  <semantics>
    <mrow>
      <mi>O</mi>
      <mrow>
        <mo fence="true" form="prefix" stretchy="false">(</mo>
        <mrow>
          <mrow>
            <msup>
              <mi>n</mi>
              <mn>2</mn>
            </msup>
            <mo stretchy="false">∗</mo>
            <mi>m</mi>
          </mrow>
        </mrow>
        <mo fence="true" form="postfix" stretchy="false">)</mo>
      </mrow>
    </mrow>
    <annotation encoding="StarMath 5.0">O(n^2*m)</annotation>
  </semantics>
</math>
</file>